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P7" style:family="paragraph" style:parent-style-name="Standard">
      <style:text-properties fo:color="#111111" style:font-name="Times New Roman" fo:font-size="12pt" fo:font-weight="bold" style:font-size-asian="12pt" style:font-weight-asian="bold" style:font-size-complex="12pt" style:font-weight-complex="bold"/>
    </style:style>
    <style:style style:name="T1" style:family="text">
      <style:text-properties fo:font-variant="normal" fo:text-transform="none" fo:letter-spacing="normal" fo:font-style="normal" fo:font-weight="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jercicio 1</text:p>
      <text:p text:style-name="P3"/>
      <text:p text:style-name="P4">El marketing es un estudio que hacen las empresas para preveer la demanda de un tipo de producto y con este, crear, promocionar y distribuirlo conforme a dicha demanda.</text:p>
      <text:p text:style-name="P4"/>
      <text:p text:style-name="P4">Para realizar el estudio de marketing, primero hay que hacer un estudio de mercado para dicho producto,por ejemplo, si tu producto tiene cabida en el mercado actual, cual es tu audiencia objetivo, mirar las ventas de tus competidores,etc. Es necesario pensar tambien,en los canales en los cuales transmitiras la informacion de tu producto, ya sean canales fisicos como digitales. Es necesario, ademas, pensar en como va a acceder el cliente a tu producto, es decir, al momento de venderlo, como podra adquirirlo.</text:p>
      <text:p text:style-name="P4"/>
      <text:p text:style-name="P3">Ejercicio 2</text:p>
      <text:p text:style-name="P3"/>
      <text:p text:style-name="P3"/>
      <text:p text:style-name="P3"/>
      <text:p text:style-name="P3">Ejercicio 3</text:p>
      <text:p text:style-name="P3"/>
      <text:p text:style-name="P4">No pondria solo una P como importante, sino dos, <text:span text:style-name="T2">Producto</text:span> y <text:span text:style-name="T2">Promocio</text:span>n , el producto porque es lo basico, ya que sin las preguntas referentes al producto, la campaña de marketing no podria ser realizada de la mejor manera y darias a entender a la audiencia que no sabes lo que estas promocionando quedando asi como una empresa que busca solo hacer dinero. Y la promocion porque para hacer una campaña de marketing optima, tienes que saber que canales son los correctos para ello,ya que dependiendo de estos, puedes llegar a un tipo de audiencia u otra.</text:p>
      <text:p text:style-name="P3"/>
      <text:p text:style-name="P3">Ejercicio 4</text:p>
      <text:p text:style-name="P3"/>
      <text:p text:style-name="P4">Detectar las necesidades que existen, es decir, ver si el juego tendria cabida en el mercado actual.</text:p>
      <text:p text:style-name="P4"/>
      <text:p text:style-name="P4">Que no queda cubierto por la competencia y por que no queda cubierto, estas dos tareas podriamos resumirlas en: ver que hace a tu juego especial y que hace mejor que la competencia.</text:p>
      <text:p text:style-name="P3"/>
      <text:p text:style-name="P3">Ejercicio 5</text:p>
      <text:p text:style-name="P3"/>
      <text:p text:style-name="P7"><text:span text:style-name="T1">Kickstarter es una corporación de beneficio público que mantiene una plataforma global de micromecenazgo para proyectos creativos. Funciona de la siguiente manera: El creador de un proyecto fija una meta y un plazo de financiacion. Si a la gente le gusta, puede contribuir de manera monetaria. Si el proyecto alcanza la meta, se realizara el cargo a los patrocinadores una vez acabado el plazo. </text:span></text:p>
      <text:p text:style-name="P7"><text:span text:style-name="T1"/></text:p>
      <text:p text:style-name="P7"><text:span text:style-name="T1">Si, por ejemplo Verkami, indiegogo, Patreon, etc.</text:span></text:p>
      <text:p text:style-name="P7"><text:span text:style-name="T1"/></text:p>
      <text:p text:style-name="P7"><text:span text:style-name="T1">Algunos ejemplos de proyectos de kickstarter podrian ser: Ashes of Creation,Shenmue 3 o Yooka-Laylee.</text:span></text:p>
      <text:p text:style-name="P3"/>
      <text:p text:style-name="P3">Ejercicio 6</text:p>
      <text:p text:style-name="P3"/>
      <text:p text:style-name="P4">Podemos analizar el mercado de las siguientes maneras:</text:p>
      <text:list xml:id="list1819413932826207478" text:style-name="L1">
        <text:list-item>
          <text:p text:style-name="P6">Sacando una demo para recopilar informacion basada en tu proyecto</text:p>
        </text:list-item>
        <text:list-item>
          <text:p text:style-name="P6"><text:soft-page-break/>Usar a la prensa y testear en ferias y eventos para probar tu proyecto, recoger informacion y que den sus opiniones con respecto al mismo</text:p>
        </text:list-item>
        <text:list-item>
          <text:p text:style-name="P6">Igual que con prensa y eventos, los influencers y streamer tambien podrian ser una fuente de opiniones y pruebas</text:p>
        </text:list-item>
        <text:list-item>
          <text:p text:style-name="P6">Con un crowdfunding se puede comprobar el nivel de recepcion que tendria el proyecto.</text:p>
          <text:p text:style-name="P6"/>
        </text:list-item>
      </text:list>
      <text:p text:style-name="P3"/>
      <text:p text:style-name="P3">Ejercicio 7</text:p>
      <text:p text:style-name="P3"/>
      <text:p text:style-name="P4">La informacion demografica es el estudio sobre los grupos de personas según ciertos criterios como la edad, sexo, lugar de residencia o algun factor socioeconomico.</text:p>
      <text:p text:style-name="P4"/>
      <text:p text:style-name="P4">A la hora de lanzar un videojuego, esta informacion nos es util para ubicar nuestra audiencia objetivo, según lo que hemos dicho antes, edad, sexo, lugar de residencia...</text:p>
      <text:p text:style-name="P3"/>
      <text:p text:style-name="P3">Ejercicio 8</text:p>
      <text:p text:style-name="P3"/>
      <text:p text:style-name="P4">Como en ejercicios anteriores, el juego que tengo pensado seria un survival-horror. Fijandome en los datos de la competencia, en este caso he cogido los juegos MADiSON y The Calisto Protocol, </text:p>
      <text:p text:style-name="P5">la mayor parte de la audiencia esta en Hombres entre 18 y 30+ años que juegan tanto en PC como en consola, que juegan una media de 8-10 horas semanales, aunque esto varia dependiendo de las horas de juego que se tarde en completar el mismo</text:p>
      <text:p text:style-name="P3"/>
      <text:p text:style-name="P3">Ejercicio 9</text:p>
      <text:p text:style-name="P3"/>
      <text:p text:style-name="P4">Las metricas sirven para recoger la experiencia del usuario a lo largo del juego, los fallos que podria tener, el tiempo de juego, las cosas mas populares, etc. A parte de las metricas ya mencionadas dentro del temario, tambien se podrian añadir, por ejemplo, jugadores activos, ya sea diarios, semanales o mensuales, los metodos de monetizacion usados, compras mas usuales, etc.</text:p>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13T16:14:14.75</meta:creation-date>
    <dc:date>2022-12-14T18:42:02.91</dc:date>
    <meta:editing-duration>PT1H29M38S</meta:editing-duration>
    <meta:editing-cycles>5</meta:editing-cycles>
    <meta:generator>OpenOffice/4.1.13$Win32 OpenOffice.org_project/4113m1$Build-9810</meta:generator>
    <meta:document-statistic meta:table-count="0" meta:image-count="0" meta:object-count="0" meta:page-count="3" meta:paragraph-count="28" meta:word-count="632" meta:character-count="3758"/>
  </office:meta>
</office:document-meta>
</file>